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36cm" svg:height="8.636cm" svg:x="1.972cm" svg:y="1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154cm" svg:height="0.929cm" svg:x="3.206cm" svg:y="2.99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54cm" svg:height="0.929cm" svg:x="5.606cm" svg:y="1.99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54cm" svg:height="0.929cm" svg:x="8.106cm" svg:y="2.995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54cm" svg:height="0.929cm" svg:x="3.21cm" svg:y="9.687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154cm" svg:height="0.929cm" svg:x="5.61cm" svg:y="9.687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54cm" svg:height="0.929cm" svg:x="8.11cm" svg:y="9.687cm">
          <text:p text:style-name="P1">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9T00:27:38.879381151</meta:creation-date>
    <dc:date>2016-08-29T01:08:30.797239375</dc:date>
    <dc:creator>elucterio </dc:creator>
    <meta:editing-duration>P0D</meta:editing-duration>
    <meta:editing-cycles>2</meta:editing-cycles>
    <meta:generator>LibreOffice/4.2.8.2$Linux_X86_64 LibreOffice_project/420m0$Build-2</meta:generator>
    <meta:document-statistic meta:object-count="7"/>
  </office:meta>
</office:document-meta>
</file>